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70c" officeooo:paragraph-rsid="0012b70c"/>
    </style:style>
    <style:style style:name="P2" style:family="paragraph" style:parent-style-name="Standard">
      <style:text-properties officeooo:rsid="0014998a" officeooo:paragraph-rsid="0014998a"/>
    </style:style>
    <style:style style:name="P3" style:family="paragraph" style:parent-style-name="Standard">
      <style:text-properties officeooo:rsid="001592ae" officeooo:paragraph-rsid="001592ae"/>
    </style:style>
    <style:style style:name="P4" style:family="paragraph" style:parent-style-name="Standard" style:list-style-name="L1">
      <style:text-properties style:font-name="FreeSans" officeooo:rsid="0012b70c" officeooo:paragraph-rsid="0012b70c"/>
    </style:style>
    <style:style style:name="P5" style:family="paragraph" style:parent-style-name="Standard" style:list-style-name="L1">
      <style:text-properties style:font-name="FreeSans" officeooo:rsid="001592ae" officeooo:paragraph-rsid="001592ae"/>
    </style:style>
    <style:style style:name="P6" style:family="paragraph" style:parent-style-name="Standard" style:list-style-name="L1">
      <style:text-properties style:font-name="FreeSans" officeooo:rsid="001592ae" officeooo:paragraph-rsid="001b0164"/>
    </style:style>
    <style:style style:name="P7" style:family="paragraph" style:parent-style-name="Standard" style:list-style-name="L1">
      <style:text-properties style:font-name="FreeSans" officeooo:rsid="001592ae" officeooo:paragraph-rsid="002574ca"/>
    </style:style>
    <style:style style:name="P8" style:family="paragraph" style:parent-style-name="Standard" style:list-style-name="L1">
      <style:text-properties style:font-name="FreeSans" officeooo:rsid="0014998a" officeooo:paragraph-rsid="0017fb54"/>
    </style:style>
    <style:style style:name="P9" style:family="paragraph" style:parent-style-name="Standard" style:list-style-name="L1">
      <style:text-properties style:font-name="FreeSans" officeooo:rsid="0014998a" officeooo:paragraph-rsid="0014998a"/>
    </style:style>
    <style:style style:name="P10" style:family="paragraph" style:parent-style-name="Standard" style:list-style-name="L1">
      <style:text-properties style:font-name="FreeSans" officeooo:rsid="0014998a" officeooo:paragraph-rsid="00252d07"/>
    </style:style>
    <style:style style:name="P11" style:family="paragraph" style:parent-style-name="Standard" style:list-style-name="L1">
      <style:text-properties style:font-name="FreeSans" officeooo:rsid="0014998a" officeooo:paragraph-rsid="002574ca"/>
    </style:style>
    <style:style style:name="P12" style:family="paragraph" style:parent-style-name="Standard" style:list-style-name="L1">
      <style:text-properties style:font-name="FreeSans" officeooo:rsid="0014998a" officeooo:paragraph-rsid="00271554"/>
    </style:style>
    <style:style style:name="P13" style:family="paragraph" style:parent-style-name="Standard" style:list-style-name="L1">
      <style:text-properties style:font-name="FreeSans" officeooo:rsid="0017fb54" officeooo:paragraph-rsid="00252d07"/>
    </style:style>
    <style:style style:name="P14" style:family="paragraph" style:parent-style-name="Standard" style:list-style-name="L1">
      <style:text-properties style:font-name="FreeSans" officeooo:rsid="00252d07" officeooo:paragraph-rsid="00252d07"/>
    </style:style>
    <style:style style:name="P15" style:family="paragraph" style:parent-style-name="Standard" style:list-style-name="L1">
      <style:text-properties style:font-name="FreeSans" officeooo:rsid="001cb886" officeooo:paragraph-rsid="001cb886"/>
    </style:style>
    <style:style style:name="P16" style:family="paragraph" style:parent-style-name="Standard" style:list-style-name="L1">
      <style:text-properties style:font-name="FreeSans" officeooo:rsid="001d5fc1" officeooo:paragraph-rsid="001d5fc1"/>
    </style:style>
    <style:style style:name="P17" style:family="paragraph" style:parent-style-name="Standard" style:list-style-name="L1">
      <style:text-properties style:font-name="FreeSans" officeooo:rsid="001781c5" officeooo:paragraph-rsid="001781c5"/>
    </style:style>
    <style:style style:name="P18" style:family="paragraph" style:parent-style-name="Standard" style:list-style-name="L1">
      <style:text-properties style:font-name="FreeSans" officeooo:rsid="002330a8" officeooo:paragraph-rsid="002330a8"/>
    </style:style>
    <style:style style:name="P19" style:family="paragraph" style:parent-style-name="Standard" style:list-style-name="L1">
      <style:text-properties style:font-name="FreeSans" officeooo:rsid="0017b714" officeooo:paragraph-rsid="0017b714"/>
    </style:style>
    <style:style style:name="P20" style:family="paragraph" style:parent-style-name="Standard" style:list-style-name="L1">
      <style:text-properties officeooo:rsid="001592ae" officeooo:paragraph-rsid="001592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2d07" style:font-weight-asian="bold" style:font-weight-complex="bold"/>
    </style:style>
    <style:style style:name="T3" style:family="text">
      <style:text-properties fo:font-weight="bold" officeooo:rsid="002574ca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a496b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52d07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7fb54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96ce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ee069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574ca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71554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17fb54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fo:font-weight="bold" officeooo:rsid="001a496b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fo:font-weight="bold" officeooo:rsid="001b0164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01cb886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02121ee" style:font-style-asian="italic" style:font-weight-asian="bold" style:font-style-complex="italic" style:font-weight-complex="bold"/>
    </style:style>
    <style:style style:name="T1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style:text-underline-style="none" fo:font-weight="normal" officeooo:rsid="001b0164" style:font-style-asian="normal" style:font-weight-asian="normal" style:font-style-complex="normal" style:font-weight-complex="normal"/>
    </style:style>
    <style:style style:name="T20" style:family="text">
      <style:text-properties officeooo:rsid="0014998a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17fb54" style:font-weight-asian="normal" style:font-weight-complex="normal"/>
    </style:style>
    <style:style style:name="T23" style:family="text">
      <style:text-properties style:text-underline-style="none" fo:font-weight="normal" officeooo:rsid="001b0164" style:font-weight-asian="normal" style:font-weight-complex="normal"/>
    </style:style>
    <style:style style:name="T24" style:family="text">
      <style:text-properties style:text-underline-style="none" fo:font-weight="normal" officeooo:rsid="001cb886" style:font-weight-asian="normal" style:font-weight-complex="normal"/>
    </style:style>
    <style:style style:name="T25" style:family="text">
      <style:text-properties officeooo:rsid="001781c5"/>
    </style:style>
    <style:style style:name="T26" style:family="text">
      <style:text-properties officeooo:rsid="0017fb54"/>
    </style:style>
    <style:style style:name="T27" style:family="text">
      <style:text-properties officeooo:rsid="00196ce0"/>
    </style:style>
    <style:style style:name="T28" style:family="text">
      <style:text-properties officeooo:rsid="001a496b"/>
    </style:style>
    <style:style style:name="T29" style:family="text">
      <style:text-properties officeooo:rsid="001b0164"/>
    </style:style>
    <style:style style:name="T30" style:family="text">
      <style:text-properties officeooo:rsid="001cb886"/>
    </style:style>
    <style:style style:name="T31" style:family="text">
      <style:text-properties officeooo:rsid="001ee069"/>
    </style:style>
    <style:style style:name="T32" style:family="text">
      <style:text-properties officeooo:rsid="001fd9c8"/>
    </style:style>
    <style:style style:name="T33" style:family="text">
      <style:text-properties officeooo:rsid="002121ee"/>
    </style:style>
    <style:style style:name="T34" style:family="text">
      <style:text-properties officeooo:rsid="0021e08f"/>
    </style:style>
    <style:style style:name="T35" style:family="text">
      <style:text-properties officeooo:rsid="00252d07"/>
    </style:style>
    <style:style style:name="T36" style:family="text">
      <style:text-properties officeooo:rsid="002574ca"/>
    </style:style>
    <style:style style:name="T37" style:family="text">
      <style:text-properties officeooo:rsid="00271554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lo Relacional</text:h>
      <text:p text:style-name="P1"/>
      <text:p text:style-name="P1"/>
      <text:list xml:id="list1162742308" text:style-name="L1">
        <text:list-item>
          <text:p text:style-name="P4">Sucursales(<text:span text:style-name="T4">id</text:span>, domicilio, teléfonos*, <text:span text:style-name="T8">ubicacionGeoId</text:span>)</text:p>
          <text:p text:style-name="P4"><text:tab/><text:span text:style-name="T26">FK: ubicacionGeoId → UbicacionesGeográficas.id</text:span></text:p>
          <text:p text:style-name="P4"/>
        </text:list-item>
        <text:list-item>
          <text:p text:style-name="P5">Estadísticas(<text:span text:style-name="T4">id</text:span>, fecha, <text:span text:style-name="T8">sucursalId</text:span>)</text:p>
          <text:p text:style-name="P4"><text:tab/><text:span text:style-name="T26">FK: sucursalId → Sucursales.id</text:span></text:p>
          <text:p text:style-name="P4"/>
        </text:list-item>
        <text:list-item>
          <text:p text:style-name="P4">UbicacionesGeográficas(<text:span text:style-name="T18">id</text:span>, ciudad, departamento)</text:p>
          <text:p text:style-name="P4"/>
        </text:list-item>
        <text:list-item>
          <text:p text:style-name="P4">Documentos(<text:span text:style-name="T4">id</text:span>, tipo, número) {tipo: cédula, pasaporte}</text:p>
          <text:p text:style-name="P4"/>
        </text:list-item>
        <text:list-item>
          <text:p text:style-name="P4">Persona(<text:span text:style-name="T4">id</text:span>, nombres, apellidos, teléfonos*, domicilio, <text:span text:style-name="T7">documentoId, </text:span><text:span text:style-name="T8">ubicacionGeoId</text:span>)</text:p>
          <text:p text:style-name="P4"><text:tab/><text:span text:style-name="T20">FK: documentoId → Documentos.id</text:span></text:p>
          <text:p text:style-name="P8"><text:tab/>FK: ubicacionGeoId → UbicacionesGeograficas.id</text:p>
          <text:p text:style-name="P4"/>
        </text:list-item>
        <text:list-item>
          <text:p text:style-name="P9">Empleados(<text:span text:style-name="T2">p</text:span><text:span text:style-name="T4">ersona</text:span><text:span text:style-name="T6">I</text:span><text:span text:style-name="T4">d</text:span><text:span text:style-name="T21">, password, </text:span><text:span text:style-name="T13">sucursalId</text:span><text:span text:style-name="T22">,</text:span><text:span text:style-name="T21"> ES</text:span>)</text:p>
          <text:p text:style-name="P10"><text:tab/><text:span text:style-name="T35">FK: <text:s/>personaId → Persona.id</text:span></text:p>
          <text:list>
            <text:list-item>
              <text:list>
                <text:list-header>
                  <text:p text:style-name="P13">FK: sucursalId → Sucursales.id</text:p>
                </text:list-header>
              </text:list>
            </text:list-item>
          </text:list>
          <text:p text:style-name="P9"><text:tab/>ES → Administrativo</text:p>
          <text:p text:style-name="P9"><text:tab/>ES → Laboratorista</text:p>
          <text:p text:style-name="P9"/>
        </text:list-item>
        <text:list-item>
          <text:p text:style-name="P10">Pacientes(<text:span text:style-name="T6">p</text:span><text:span text:style-name="T4">ersona</text:span><text:span text:style-name="T6">I</text:span><text:span text:style-name="T4">d</text:span>, activo, penalizado, <text:span text:style-name="T9">fichaPacienteId</text:span>) </text:p>
          <text:list>
            <text:list-item>
              <text:list>
                <text:list-header>
                  <text:p text:style-name="P10">{activo: SI, NO; penalizado: SI, NO}</text:p>
                  <text:p text:style-name="P14">FK: <text:s/>personaId → Persona.id</text:p>
                </text:list-header>
              </text:list>
            </text:list-item>
          </text:list>
          <text:p text:style-name="P9"><text:tab/><text:span text:style-name="T27">FK: fichaPacienteId → FichasPacientes.id</text:span></text:p>
          <text:p text:style-name="P9"/>
        </text:list-item>
        <text:list-item>
          <text:p text:style-name="P5">FichasPacientes(<text:span text:style-name="T4">i</text:span><text:span text:style-name="T5">d</text:span><text:span text:style-name="T21">, </text:span><text:span text:style-name="T14">reservaId, </text:span><text:span text:style-name="T15">análisisId</text:span>)</text:p>
          <text:p text:style-name="P5"><text:tab/><text:span text:style-name="T28">FK: reservaId → ReservasAnálisis.id</text:span></text:p>
          <text:p text:style-name="P6"><text:tab/><text:span text:style-name="T28">FK: análisisId → Análisis.id</text:span></text:p>
          <text:p text:style-name="P6"/>
        </text:list-item>
        <text:list-item>
          <text:p text:style-name="P5">ReservasAnálisis(<text:span text:style-name="T4">id</text:span>, día, hora, <text:span text:style-name="T29">conformado, númeroConforme, </text:span><text:span text:style-name="T15">institucionMedId, </text:span><text:span text:style-name="T17">cupoId</text:span>)</text:p>
          <text:p text:style-name="P5"><text:tab/><text:span text:style-name="T29">FK: institucionMedId → InstitucionesMédicas.id</text:span></text:p>
          <text:p text:style-name="P5"><text:tab/><text:span text:style-name="T33">FK: cupoId → Cupos.id</text:span></text:p>
          <text:p text:style-name="P5"/>
        </text:list-item>
        <text:list-item>
          <text:p text:style-name="P5">Análisis(<text:span text:style-name="T4">id</text:span><text:span text:style-name="T21">, </text:span><text:span text:style-name="T24">fecha,</text:span><text:span text:style-name="T21"> </text:span><text:span text:style-name="T15">reservaAnálisisId</text:span><text:span text:style-name="T23">, </text:span><text:span text:style-name="T16">ti</text:span><text:span text:style-name="T15">poAnálisisId</text:span><text:span text:style-name="T19">, <text:s/></text:span><text:span text:style-name="T16">laboratoristaId</text:span>)</text:p>
          <text:p text:style-name="P5"><text:tab/><text:span text:style-name="T30">FK: reservaAnálisisId → ReservasAnálisis.id</text:span></text:p>
          <text:p text:style-name="P5"><text:tab/><text:span text:style-name="T30">FK: tipoAnálisisId → TiposDeAnálisis.id</text:span></text:p>
          <text:p text:style-name="P5"><text:tab/><text:span text:style-name="T30">FK: laboratoristaId → Empleados.id</text:span></text:p>
          <text:p text:style-name="P5"/>
        </text:list-item>
        <text:list-item>
          <text:p text:style-name="P7">InstitucionesMédicas(<text:span text:style-name="T4">id</text:span>, nombre, <text:span text:style-name="T36">domicilio, </text:span><text:span text:style-name="T11">teléfono</text:span><text:span text:style-name="T12">Id</text:span><text:span text:style-name="T36">, </text:span><text:span text:style-name="T8">ubicacionGeoId</text:span>)</text:p>
          <text:list>
            <text:list-item>
              <text:list>
                <text:list-header>
                  <text:p text:style-name="P12">FK: <text:span text:style-name="T37">telefonoId</text:span> → <text:span text:style-name="T37">Telefonos</text:span>.id</text:p>
                  <text:p text:style-name="P11">FK: ubicacionGeoId → UbicacionesGeograficas.id</text:p>
                </text:list-header>
              </text:list>
            </text:list-item>
          </text:list>
          <text:p text:style-name="P5"/>
        </text:list-item>
        <text:list-item>
          <text:p text:style-name="P5">TiposDeAnálisis(<text:span text:style-name="T4">id</text:span>, nombre, tercerizado, precio) <text:span text:style-name="T25">{tercerizado: SI, NO}</text:span></text:p>
          <text:p text:style-name="P5"><text:soft-page-break/></text:p>
        </text:list-item>
        <text:list-item>
          <text:p text:style-name="P15">TiposDeAnálisisLaboratorioExterno(<text:span text:style-name="T4">id</text:span>, <text:span text:style-name="T7">tipoDeAnálisisId</text:span>, <text:span text:style-name="T7">labExternoId</text:span>)</text:p>
          <text:p text:style-name="P15"><text:tab/>FK: tipoDeAnálisisId → TiposDeAnálisis.id</text:p>
          <text:p text:style-name="P15"><text:tab/>FK: labExternoId → LaboratoriosExternos.id</text:p>
          <text:p text:style-name="P15"/>
        </text:list-item>
        <text:list-item>
          <text:p text:style-name="P16">TiposDeAnálisisImplementado<text:span text:style-name="T34">De</text:span>Sucursal(<text:span text:style-name="T4">id</text:span>, <text:span text:style-name="T7">tipoDeAnálisisId</text:span>, <text:span text:style-name="T7">sucursalId</text:span>)</text:p>
          <text:p text:style-name="P16"><text:tab/>FK: tipoDeAnálisisId → TiposDeAnálisis.id</text:p>
          <text:p text:style-name="P16"><text:tab/>FK: sucursalId → Sucursales.id</text:p>
          <text:p text:style-name="P5"/>
        </text:list-item>
        <text:list-item>
          <text:p text:style-name="P17">Agenda<text:span text:style-name="T32">s</text:span>Diaria<text:span text:style-name="T32">s</text:span>(<text:span text:style-name="T4">id</text:span>, día) {día: domingo, lunes, martes, miércoles, jueves, viernes, sábado}</text:p>
          <text:p text:style-name="P17"/>
        </text:list-item>
        <text:list-item>
          <text:p text:style-name="P17">Cupos(<text:span text:style-name="T4">id</text:span>, hora, <text:span text:style-name="T10">agendaDiariaId</text:span>)</text:p>
          <text:p text:style-name="P17"><text:tab/><text:span text:style-name="T31">FK: agendaDiariaId → AgendasDiarias.id</text:span></text:p>
          <text:p text:style-name="P17"/>
        </text:list-item>
        <text:list-item>
          <text:p text:style-name="P16">CuposPorTiposDeAnálisis(<text:span text:style-name="T4">id</text:span>, cantidad, <text:span text:style-name="T7">cupoId</text:span>, <text:span text:style-name="T7">tipoDeAnálisisId</text:span>)</text:p>
          <text:list>
            <text:list-item>
              <text:list>
                <text:list-header>
                  <text:p text:style-name="P18">FK: cupoId → Cupos.id</text:p>
                  <text:p text:style-name="P18">FK: tipoDeAnalisisId → TiposDeAnalisis.id</text:p>
                </text:list-header>
              </text:list>
            </text:list-item>
          </text:list>
          <text:p text:style-name="P17"/>
        </text:list-item>
        <text:list-item>
          <text:p text:style-name="P19">Laboratorio<text:span text:style-name="T30">s</text:span>Externo<text:span text:style-name="T30">s</text:span>(<text:span text:style-name="T1">id</text:span>, domicilio, teléfonos*, <text:span text:style-name="T31">ubicaciónGeográficaId</text:span>)</text:p>
          <text:p text:style-name="P19"><text:tab/><text:span text:style-name="T31">FK: ubicacionGeográficaId → UbicacionesGeográficas.id</text:span></text:p>
          <text:p text:style-name="P20"/>
        </text:list-item>
      </text:list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3:44:18.083186917</meta:creation-date>
    <dc:date>2017-10-04T21:42:38.049611363</dc:date>
    <meta:editing-duration>P1DT11H21M58S</meta:editing-duration>
    <meta:editing-cycles>9</meta:editing-cycles>
    <meta:generator>LibreOffice/5.3.2.2$Linux_X86_64 LibreOffice_project/6cd4f1ef626f15116896b1d8e1398b56da0d0ee1</meta:generator>
    <meta:document-statistic meta:table-count="0" meta:image-count="0" meta:object-count="0" meta:page-count="2" meta:paragraph-count="65" meta:word-count="263" meta:character-count="2190" meta:non-whitespace-character-count="2013"/>
  </office:meta>
</office:document-meta>
</file>